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14" table:default-cell-style-name="Default"/>
        <table:table-row table:style-name="ro1">
          <table:table-cell office:value-type="string">
            <text:p>TileID</text:p>
          </table:table-cell>
          <table:table-cell office:value-type="string">
            <text:p>Begehbar</text:p>
          </table:table-cell>
          <table:table-cell office:value-type="string">
            <text:p>Zerstörbar</text:p>
          </table:table-cell>
          <table:table-cell office:value-type="string">
            <text:p>Grafik</text:p>
          </table:table-cell>
          <table:table-cell office:value-type="string">
            <text:p>Notiz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TileTemplate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Ein grüner Testrase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8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number-columns-repeated="8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4T15:15:52</meta:creation-date>
    <dc:date>2012-05-06T14:41:19</dc:date>
    <meta:editing-duration>P0D</meta:editing-duration>
    <meta:editing-cycles>3</meta:editing-cycles>
    <meta:generator>LibreOffice/3.5$Linux_x86 LibreOffice_project/350m1$Build-202</meta:generator>
    <meta:document-statistic meta:table-count="3" meta:cell-count="28" meta:object-count="0"/>
  </office:meta>
</office:document-meta>
</file>